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acesContextImpl.getViewRoo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acesContextImpl.addMessage( String clientID , FacesMessage messag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FacesContextImpl.setViewRoot( UIViewRoot viewRoo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acesContextImpl.setResponseWriter( ResponseWriter responseWrit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FacesContextImpl.getMaximumSeveri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cesContextImpl.FacesContextImpl( ExternalContextImpl ext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acesContextImpl.responseComple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acesContextImpl.getRenderKit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FacesContextImpl.getRenderRespon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acesContextImpl.getMessages( String clientID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FacesContextImpl.checkRelease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FacesContextImpl.getMessages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FacesContextImpl.getExternal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acesContextImpl.relea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FacesContextImpl.getApplicatio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FacesContextImpl.getResponseStrea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acesContextImpl.renderRespon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acesContextImpl.setResponseStream( ResponseStream responseStream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FacesContextImpl.getResponseWri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acesContextImpl.getResponseComple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acesContextImpl.getClientIdsWithMessag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